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style:font-name="Arial" fo:font-size="10pt" officeooo:rsid="001491f2" officeooo:paragraph-rsid="0037baf9" style:font-size-asian="10pt" style:font-size-complex="10pt"/>
    </style:style>
    <style:style style:name="P2" style:family="paragraph" style:parent-style-name="Standard">
      <style:text-properties style:font-name="Arial" officeooo:rsid="000dfe25" officeooo:paragraph-rsid="000dfe25"/>
    </style:style>
    <style:style style:name="P3" style:family="paragraph" style:parent-style-name="Standard">
      <style:text-properties style:font-name="Arial" officeooo:rsid="000dfe25" officeooo:paragraph-rsid="000f8579"/>
    </style:style>
    <style:style style:name="P4" style:family="paragraph" style:parent-style-name="Standard">
      <style:text-properties style:font-name="Arial" officeooo:rsid="0010e019" officeooo:paragraph-rsid="0010e019"/>
    </style:style>
    <style:style style:name="P5" style:family="paragraph" style:parent-style-name="Standard">
      <style:text-properties style:font-name="Arial" officeooo:rsid="000f8579" officeooo:paragraph-rsid="000f8579"/>
    </style:style>
    <style:style style:name="P6" style:family="paragraph" style:parent-style-name="Standard">
      <style:text-properties style:font-name="Arial" fo:font-size="10.5pt" fo:font-weight="bold" officeooo:rsid="0010e019" officeooo:paragraph-rsid="0010e019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Arial" fo:font-size="11pt" fo:font-weight="bold" officeooo:rsid="0010e019" officeooo:paragraph-rsid="0010e01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Arial" officeooo:rsid="001491f2" officeooo:paragraph-rsid="001491f2"/>
    </style:style>
    <style:style style:name="P9" style:family="paragraph" style:parent-style-name="Standard">
      <style:text-properties style:font-name="Arial" officeooo:rsid="00177b8c" officeooo:paragraph-rsid="00177b8c"/>
    </style:style>
    <style:style style:name="P10" style:family="paragraph" style:parent-style-name="Standard">
      <style:text-properties style:font-name="Arial" officeooo:rsid="00177b8c" officeooo:paragraph-rsid="001941dc"/>
    </style:style>
    <style:style style:name="P11" style:family="paragraph" style:parent-style-name="Standard">
      <style:text-properties style:font-name="Arial" fo:language="fr" fo:country="FR" officeooo:rsid="001941dc" officeooo:paragraph-rsid="001941dc"/>
    </style:style>
    <style:style style:name="P12" style:family="paragraph" style:parent-style-name="Standard">
      <style:text-properties style:font-name="Arial" fo:language="fr" fo:country="FR" officeooo:rsid="001f1bed"/>
    </style:style>
    <style:style style:name="P13" style:family="paragraph" style:parent-style-name="Standard">
      <style:text-properties style:font-name="Arial" fo:language="fr" fo:country="FR" officeooo:rsid="001fde4f"/>
    </style:style>
    <style:style style:name="P14" style:family="paragraph" style:parent-style-name="Standard">
      <style:text-properties style:font-name="Arial" fo:language="fr" fo:country="FR" officeooo:rsid="001fde4f" officeooo:paragraph-rsid="001fde4f"/>
    </style:style>
    <style:style style:name="P15" style:family="paragraph" style:parent-style-name="Standard">
      <style:text-properties style:font-name="Arial" fo:language="fr" fo:country="FR" officeooo:rsid="0027cf4f" officeooo:paragraph-rsid="0027cf4f"/>
    </style:style>
    <style:style style:name="P16" style:family="paragraph" style:parent-style-name="Standard">
      <style:text-properties style:font-name="Arial" fo:language="fr" fo:country="FR" officeooo:rsid="0027cf4f" officeooo:paragraph-rsid="00356e88"/>
    </style:style>
    <style:style style:name="P17" style:family="paragraph" style:parent-style-name="Standard">
      <style:text-properties style:font-name="Arial" fo:language="fr" fo:country="FR" officeooo:rsid="0027cf4f" officeooo:paragraph-rsid="003f1365"/>
    </style:style>
    <style:style style:name="P18" style:family="paragraph" style:parent-style-name="Standard">
      <style:text-properties style:font-name="Arial" fo:language="fr" fo:country="FR" style:text-underline-style="none" officeooo:rsid="001f1bed"/>
    </style:style>
    <style:style style:name="P19" style:family="paragraph" style:parent-style-name="Standard">
      <style:text-properties style:font-name="Arial" fo:language="fr" fo:country="FR" style:text-underline-style="none" officeooo:rsid="001f1bed" officeooo:paragraph-rsid="002a7e2c"/>
    </style:style>
    <style:style style:name="P20" style:family="paragraph" style:parent-style-name="Standard">
      <style:text-properties style:font-name="Arial" fo:language="fr" fo:country="FR" style:text-underline-style="none" officeooo:rsid="002c6be3" officeooo:paragraph-rsid="002c6be3"/>
    </style:style>
    <style:style style:name="P21" style:family="paragraph" style:parent-style-name="Standard">
      <style:text-properties style:font-name="Arial" fo:language="fr" fo:country="FR" style:text-underline-style="none" officeooo:rsid="002df204" officeooo:paragraph-rsid="002df204"/>
    </style:style>
    <style:style style:name="P22" style:family="paragraph" style:parent-style-name="Standard">
      <style:text-properties style:font-name="Arial" fo:language="fr" fo:country="FR" style:text-underline-style="none" officeooo:rsid="0029b0be" officeooo:paragraph-rsid="0029b0be"/>
    </style:style>
    <style:style style:name="P23" style:family="paragraph" style:parent-style-name="Standard">
      <style:text-properties style:font-name="Arial" fo:language="fr" fo:country="FR" style:text-underline-style="none" officeooo:rsid="0030be23" officeooo:paragraph-rsid="0030be23"/>
    </style:style>
    <style:style style:name="P24" style:family="paragraph" style:parent-style-name="Standard">
      <style:text-properties style:font-name="Arial" fo:language="fr" fo:country="FR" style:text-underline-style="none" fo:font-weight="normal" officeooo:rsid="00455037" officeooo:paragraph-rsid="00455037" style:font-weight-asian="normal" style:font-weight-complex="normal"/>
    </style:style>
    <style:style style:name="P25" style:family="paragraph" style:parent-style-name="Standard">
      <style:text-properties style:font-name="Arial" fo:language="fr" fo:country="FR" officeooo:rsid="002db5b1" officeooo:paragraph-rsid="002db5b1"/>
    </style:style>
    <style:style style:name="P26" style:family="paragraph" style:parent-style-name="Standard">
      <style:text-properties style:font-name="Arial" fo:language="fr" fo:country="FR" officeooo:rsid="002deefd" officeooo:paragraph-rsid="002deefd"/>
    </style:style>
    <style:style style:name="P27" style:family="paragraph" style:parent-style-name="Standard">
      <style:text-properties style:font-name="Arial" fo:language="fr" fo:country="FR" officeooo:rsid="002265e5" officeooo:paragraph-rsid="002265e5"/>
    </style:style>
    <style:style style:name="P28" style:family="paragraph" style:parent-style-name="Standard">
      <style:text-properties style:font-name="Arial" fo:language="fr" fo:country="FR" officeooo:rsid="0023b8c3" officeooo:paragraph-rsid="0023b8c3"/>
    </style:style>
    <style:style style:name="P29" style:family="paragraph" style:parent-style-name="Standard">
      <style:text-properties style:font-name="Arial" fo:language="fr" fo:country="FR" officeooo:rsid="001d2177" officeooo:paragraph-rsid="001941dc"/>
    </style:style>
    <style:style style:name="P30" style:family="paragraph" style:parent-style-name="Standard">
      <style:text-properties style:font-name="Arial" fo:language="fr" fo:country="FR" officeooo:rsid="00247b28" officeooo:paragraph-rsid="00247b28"/>
    </style:style>
    <style:style style:name="P31" style:family="paragraph" style:parent-style-name="Standard">
      <style:text-properties style:font-name="Arial" fo:language="fr" fo:country="FR" officeooo:rsid="001a754f" officeooo:paragraph-rsid="001a754f"/>
    </style:style>
    <style:style style:name="P32" style:family="paragraph" style:parent-style-name="Standard">
      <style:text-properties style:font-name="Arial" fo:language="fr" fo:country="FR" style:text-underline-style="solid" style:text-underline-width="auto" style:text-underline-color="font-color" officeooo:rsid="0030be23" officeooo:paragraph-rsid="0030be23"/>
    </style:style>
    <style:style style:name="P33" style:family="paragraph" style:parent-style-name="Standard">
      <style:text-properties style:font-name="Arial" fo:language="fr" fo:country="FR" style:text-underline-style="solid" style:text-underline-width="auto" style:text-underline-color="font-color" fo:font-weight="bold" officeooo:rsid="0043743f" officeooo:paragraph-rsid="0043743f" style:font-weight-asian="bold" style:font-weight-complex="bold"/>
    </style:style>
    <style:style style:name="P34" style:family="paragraph" style:parent-style-name="Standard">
      <style:text-properties style:font-name="Arial" fo:language="fr" fo:country="FR" style:text-underline-style="solid" style:text-underline-width="auto" style:text-underline-color="font-color" fo:font-weight="bold" officeooo:rsid="004281d4" officeooo:paragraph-rsid="004281d4" style:font-weight-asian="bold" style:font-weight-complex="bold"/>
    </style:style>
    <style:style style:name="P35" style:family="paragraph" style:parent-style-name="Standard">
      <style:text-properties style:font-name="Arial" fo:language="fr" fo:country="FR" officeooo:rsid="003998b5" officeooo:paragraph-rsid="003998b5"/>
    </style:style>
    <style:style style:name="P36" style:family="paragraph" style:parent-style-name="Standard">
      <style:text-properties style:font-name="Arial" fo:language="fr" fo:country="FR" officeooo:rsid="003f1365" officeooo:paragraph-rsid="003f1365"/>
    </style:style>
    <style:style style:name="P37" style:family="paragraph" style:parent-style-name="Standard">
      <style:text-properties style:font-name="Arial" fo:language="fr" fo:country="FR" officeooo:rsid="004281d4" officeooo:paragraph-rsid="004281d4"/>
    </style:style>
    <style:style style:name="P38" style:family="paragraph" style:parent-style-name="Standard">
      <style:text-properties style:font-name="Arial" fo:language="fr" fo:country="FR" officeooo:rsid="0043743f" officeooo:paragraph-rsid="0043743f"/>
    </style:style>
    <style:style style:name="P39" style:family="paragraph" style:parent-style-name="Standard">
      <style:text-properties style:font-name="Arial" officeooo:rsid="001a754f" officeooo:paragraph-rsid="001a754f"/>
    </style:style>
    <style:style style:name="P40" style:family="paragraph" style:parent-style-name="Standard">
      <style:text-properties style:font-name="Arial" officeooo:rsid="0021322b" officeooo:paragraph-rsid="0021322b"/>
    </style:style>
    <style:style style:name="P41" style:family="paragraph" style:parent-style-name="Standard">
      <style:text-properties style:font-name="Arial" officeooo:rsid="00247b28" officeooo:paragraph-rsid="00247b28"/>
    </style:style>
    <style:style style:name="P42" style:family="paragraph" style:parent-style-name="Standard">
      <style:text-properties style:font-name="Arial" officeooo:rsid="00252475" officeooo:paragraph-rsid="00252475"/>
    </style:style>
    <style:style style:name="P43" style:family="paragraph" style:parent-style-name="Standard">
      <style:text-properties style:font-name="Liberation Sans" fo:font-size="16.1000003814697pt" fo:font-weight="bold" officeooo:rsid="001a754f" officeooo:paragraph-rsid="001a754f" style:font-name-asian="Microsoft YaHei" style:font-size-asian="16.1000003814697pt" style:font-weight-asian="bold" style:font-name-complex="Arial1" style:font-size-complex="16.1000003814697pt" style:font-weight-complex="bold"/>
    </style:style>
    <style:style style:name="P44" style:family="paragraph" style:parent-style-name="Standard">
      <style:text-properties style:font-name="Liberation Sans" fo:font-size="16.1000003814697pt" fo:language="fr" fo:country="FR" fo:font-weight="bold" officeooo:rsid="001d2177" officeooo:paragraph-rsid="001d2177" style:font-name-asian="Microsoft YaHei" style:font-size-asian="16.1000003814697pt" style:font-weight-asian="bold" style:font-name-complex="Arial1" style:font-size-complex="16.1000003814697pt" style:font-weight-complex="bold"/>
    </style:style>
    <style:style style:name="P45" style:family="paragraph" style:parent-style-name="Standard">
      <style:text-properties officeooo:rsid="0026774a" officeooo:paragraph-rsid="0026774a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0dfe25" officeooo:paragraph-rsid="001491f2" style:font-style-asian="italic" style:font-style-complex="italic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0dfe25" officeooo:paragraph-rsid="00136cf2" style:font-style-asian="italic" style:font-style-complex="italic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2b378" officeooo:paragraph-rsid="001491f2" style:font-style-asian="italic" style:font-style-complex="italic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2b378" officeooo:paragraph-rsid="00136cf2" style:font-style-asian="italic" style:font-style-complex="italic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36cf2" officeooo:paragraph-rsid="001491f2" style:font-style-asian="italic" style:font-style-complex="italic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style:font-name="Arial" fo:font-style="italic" officeooo:rsid="00136cf2" officeooo:paragraph-rsid="00136cf2" style:font-style-asian="italic" style:font-style-complex="italic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style:font-name="Arial" officeooo:paragraph-rsid="000dfe25"/>
    </style:style>
    <style:style style:name="P53" style:family="paragraph" style:parent-style-name="Title">
      <loext:graphic-properties draw:fill="solid" draw:fill-color="#83caff" draw:fill-image-width="0cm" draw:fill-image-height="0cm"/>
      <style:paragraph-properties fo:background-color="#83caff"/>
      <style:text-properties style:font-name="Arial"/>
    </style:style>
    <style:style style:name="P54" style:family="paragraph" style:parent-style-name="Text_20_body">
      <style:text-properties style:font-name="Arial" fo:language="fr" fo:country="FR" officeooo:rsid="001f1bed" officeooo:paragraph-rsid="001f1bed"/>
    </style:style>
    <style:style style:name="P55" style:family="paragraph" style:parent-style-name="Text_20_body">
      <style:text-properties style:font-name="Arial" fo:language="fr" fo:country="FR" officeooo:rsid="001f1bed" officeooo:paragraph-rsid="0029b0be"/>
    </style:style>
    <style:style style:name="P56" style:family="paragraph" style:parent-style-name="Text_20_body">
      <style:text-properties style:font-name="Arial" officeooo:rsid="00177b8c" officeooo:paragraph-rsid="0030be23"/>
    </style:style>
    <style:style style:name="P57" style:family="paragraph" style:parent-style-name="Text_20_body">
      <style:text-properties style:font-name="Arial" officeooo:rsid="00177b8c" officeooo:paragraph-rsid="003389b9"/>
    </style:style>
    <style:style style:name="P58" style:family="paragraph" style:parent-style-name="Text_20_body">
      <style:text-properties style:font-name="Arial" officeooo:rsid="0049e207" officeooo:paragraph-rsid="0049e207"/>
    </style:style>
    <style:style style:name="P59" style:family="paragraph" style:parent-style-name="Standard" style:list-style-name="L1">
      <style:text-properties style:font-name="Arial" officeooo:rsid="000dfe25" officeooo:paragraph-rsid="000dfe25"/>
    </style:style>
    <style:style style:name="P60" style:family="paragraph" style:parent-style-name="Standard" style:list-style-name="L1">
      <style:text-properties style:font-name="Arial" officeooo:rsid="001491f2" officeooo:paragraph-rsid="001491f2"/>
    </style:style>
    <style:style style:name="P61" style:family="paragraph" style:parent-style-name="Standard" style:list-style-name="L2">
      <style:text-properties style:font-name="Arial" officeooo:rsid="000f8579" officeooo:paragraph-rsid="000f8579"/>
    </style:style>
    <style:style style:name="P62" style:family="paragraph" style:parent-style-name="Standard" style:list-style-name="L2">
      <style:text-properties style:font-name="Arial" officeooo:rsid="0012b378" officeooo:paragraph-rsid="00136cf2"/>
    </style:style>
    <style:style style:name="P63" style:family="paragraph" style:parent-style-name="Standard">
      <style:text-properties style:font-name="Arial" fo:language="fr" fo:country="FR" officeooo:rsid="0029ad3d"/>
    </style:style>
    <style:style style:name="P64" style:family="paragraph" style:parent-style-name="Standard">
      <style:text-properties style:font-name="Arial" fo:language="fr" fo:country="FR" fo:font-weight="bold" officeooo:rsid="0040f4a1" officeooo:paragraph-rsid="003f1365" style:font-weight-asian="bold" style:font-weight-complex="bold"/>
    </style:style>
    <style:style style:name="P65" style:family="paragraph" style:parent-style-name="Standard">
      <style:text-properties officeooo:paragraph-rsid="004281d4"/>
    </style:style>
    <style:style style:name="P66" style:family="paragraph" style:parent-style-name="Heading_20_1">
      <loext:graphic-properties draw:fill="solid" draw:fill-color="#83caff" draw:fill-image-width="0cm" draw:fill-image-height="0cm"/>
      <style:paragraph-properties fo:background-color="#83caff"/>
      <style:text-properties style:font-name="Arial"/>
    </style:style>
    <style:style style:name="P67" style:family="paragraph" style:parent-style-name="Heading_20_1">
      <loext:graphic-properties draw:fill="solid" draw:fill-color="#83caff" draw:fill-image-width="0cm" draw:fill-image-height="0cm"/>
      <style:paragraph-properties fo:background-color="#83caff" style:shadow="none"/>
      <style:text-properties style:font-name="Arial"/>
    </style:style>
    <style:style style:name="T1" style:family="text">
      <style:text-properties officeooo:rsid="0012b378"/>
    </style:style>
    <style:style style:name="T2" style:family="text">
      <style:text-properties officeooo:rsid="00136cf2"/>
    </style:style>
    <style:style style:name="T3" style:family="text">
      <style:text-properties officeooo:rsid="001941dc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1c6469b"/>
    </style:style>
    <style:style style:name="T6" style:family="text">
      <style:text-properties fo:language="fr" fo:country="FR" officeooo:rsid="001d2177"/>
    </style:style>
    <style:style style:name="T7" style:family="text">
      <style:text-properties fo:language="fr" fo:country="FR" officeooo:rsid="001f1bed"/>
    </style:style>
    <style:style style:name="T8" style:family="text">
      <style:text-properties officeooo:rsid="001fde4f"/>
    </style:style>
    <style:style style:name="T9" style:family="text">
      <style:text-properties officeooo:rsid="0012b378" fo:background-color="#ffff00" loext:char-shading-value="0"/>
    </style:style>
    <style:style style:name="T10" style:family="text">
      <style:text-properties officeooo:rsid="0027cf4f"/>
    </style:style>
    <style:style style:name="T11" style:family="text">
      <style:text-properties officeooo:rsid="002e673e"/>
    </style:style>
    <style:style style:name="T12" style:family="text">
      <style:text-properties officeooo:rsid="002eeea0"/>
    </style:style>
    <style:style style:name="T13" style:family="text">
      <style:text-properties officeooo:rsid="0030be23"/>
    </style:style>
    <style:style style:name="T14" style:family="text">
      <style:text-properties officeooo:rsid="0037c497"/>
    </style:style>
    <style:style style:name="T15" style:family="text">
      <style:text-properties style:text-underline-style="solid" style:text-underline-width="auto" style:text-underline-color="font-color" officeooo:rsid="0037c497"/>
    </style:style>
    <style:style style:name="T16" style:family="text">
      <style:text-properties style:text-underline-style="solid" style:text-underline-width="auto" style:text-underline-color="font-color" officeooo:rsid="003a5daf"/>
    </style:style>
    <style:style style:name="T17" style:family="text">
      <style:text-properties officeooo:rsid="003a5daf"/>
    </style:style>
    <style:style style:name="T18" style:family="text">
      <style:text-properties officeooo:rsid="003bf57f"/>
    </style:style>
    <style:style style:name="T19" style:family="text">
      <style:text-properties officeooo:rsid="004b02a5"/>
    </style:style>
    <style:style style:name="T20" style:family="text">
      <style:text-properties style:font-name="Arial" fo:language="fr" fo:country="FR" officeooo:rsid="0027cf4f"/>
    </style:style>
    <style:style style:name="T21" style:family="text">
      <style:text-properties style:font-name="Arial" fo:language="fr" fo:country="FR" officeooo:rsid="003bf57f"/>
    </style:style>
    <style:style style:name="T22" style:family="text">
      <style:text-properties officeooo:rsid="004de4c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Coffee-cup</text:p>
      <text:p text:style-name="P2"/>
      <text:p text:style-name="P2">Un commerce <text:span text:style-name="T2">fait appel à vos services afin de développer son application web</text:span>.</text:p>
      <text:p text:style-name="P4">Cette application est un petit site vitrine présentant le commerce, les différents services.</text:p>
      <text:p text:style-name="P4">Un formulaire de contact vient d’y être intégré, <text:span text:style-name="T1">il vous est demandé de réaliser la </text:span><text:span text:style-name="T9">gestion du cycle de vie de ce formulaire de contact.</text:span></text:p>
      <text:p text:style-name="P4"/>
      <text:h text:style-name="P66" text:outline-level="1"><text:span text:style-name="T12">A. </text:span>Réaliser l’envoi du formulaire de contact</text:h>
      <text:list xml:id="list63411442257675952" text:style-name="L1">
        <text:list-item>
          <text:p text:style-name="P59">Sauvegarder dans une base de données les données du formulaire de contact.</text:p>
        </text:list-item>
        <text:list-item>
          <text:p text:style-name="P59">Confirmer l’enregistrement des données à l’utilisateur en lui envoyant un e-mail de confirmation :</text:p>
        </text:list-item>
      </text:list>
      <text:p text:style-name="P46">« <text:span text:style-name="T1">Bonjour,</text:span></text:p>
      <text:p text:style-name="P46"/>
      <text:p text:style-name="P48">Nous vous remercions pour l’envoi de votre message, votre demande sera traitée dans les plus brefs délai.</text:p>
      <text:p text:style-name="P48"/>
      <text:p text:style-name="P50">L’équipe Coffee-cup »</text:p>
      <text:p text:style-name="P48"/>
      <text:list xml:id="list145652563845304" text:continue-numbering="true" text:style-name="L1">
        <text:list-item>
          <text:p text:style-name="P60">Si l’envoi de l’e-mail de confirmation échoue, il faudra qu’un administrateur du site traite les données et envoie un e-mail « manuellement » ultérieurement.</text:p>
        </text:list-item>
      </text:list>
      <text:p text:style-name="P52"/>
      <text:p text:style-name="P5"/>
      <text:p text:style-name="P6">Le template original pour la partie client vous est fourni dans le dossier /template/web</text:p>
      <text:p text:style-name="P5"/>
      <text:h text:style-name="P67" text:outline-level="1"><text:span text:style-name="T12">B. </text:span>Réaliser une partie pour l’administrateur du site</text:h>
      <text:list xml:id="list3362723325207226570" text:style-name="L2">
        <text:list-item>
          <text:p text:style-name="P61">Réaliser un système de login / logout pour l’administrateur du site.</text:p>
        </text:list-item>
        <text:list-item>
          <text:p text:style-name="P62">Un point de menu permettra d’accéder à une gestion de l’ensemble des formulaires de contact envoyé/non envoyé afin de pouvoir traiter l’objet des messages (demande de renseignements réservations, etc …).</text:p>
        </text:list-item>
        <text:list-item>
          <text:p text:style-name="P62">Dès que l’objet du message est traité, un second e-mail de confirmation est envoyé à l’utilisateur :</text:p>
        </text:list-item>
      </text:list>
      <text:p text:style-name="P47">« <text:span text:style-name="T1">Bonjour,</text:span></text:p>
      <text:p text:style-name="P47"/>
      <text:p text:style-name="P49">Nous vous remercions pour <text:s/><text:span text:style-name="T2">votre confiance</text:span>, <text:span text:style-name="T2">votre demande vient d’être traitée par notre équipe et aurez de nos nouvelles dans les plus brefs délais.</text:span></text:p>
      <text:p text:style-name="P49"/>
      <text:p text:style-name="P51">L’équipe Coffee-cup »</text:p>
      <text:p text:style-name="P3"/>
      <text:p text:style-name="P3"/>
      <text:p text:style-name="P7">Le template original pour la partie admin vous est fourni dans le dossier /template/admin</text:p>
      <text:p text:style-name="P8">Il conviendra de ne prendre que les pages utiles et d’adapter le menu.</text:p>
      <text:p text:style-name="P8"/>
      <text:p text:style-name="P8">En ce qui concerne la base de données, veuillez précéder le nom de vos tables par les 3 premières lettres de votre prénom. Ex : « Toto » crée la table « client » &gt;&gt;&gt; TOTCLIENT</text:p>
      <text:p text:style-name="P8"><text:soft-page-break/></text:p>
      <text:p text:style-name="P8"/>
      <text:p text:style-name="Title">Certification backend </text:p>
      <text:h text:style-name="Heading_20_1" text:outline-level="1">Dépôt github</text:h>
      <text:p text:style-name="P57"><text:a xlink:type="simple" xlink:href="https://github.com/Maipee/coffe-shop.git" text:style-name="Internet_20_link" text:visited-style-name="Visited_20_Internet_20_Link">https://github.com/Maipee/coffe-shop.git</text:a></text:p>
      <text:p text:style-name="P58">+ SQL</text:p>
      <text:p text:style-name="P58">cd Users\PC-w10-22\node\coffee-cup</text:p>
      <text:p text:style-name="P58"/>
      <text:h text:style-name="Heading_20_1" text:outline-level="1">A. Réaliser l’envoi du formulaire de contact</text:h>
      <text:p text:style-name="P56">A.1 / A.2 / A.3</text:p>
      <text:h text:style-name="Heading_20_2" text:outline-level="2">NPM</text:h>
      <text:h text:style-name="Heading_20_3" text:outline-level="3">install</text:h>
      <text:p text:style-name="P39"/>
      <text:p text:style-name="P9">npm install –save (<text:span text:style-name="T19">save </text:span>pour <text:span text:style-name="T19">MAJ </text:span>package json)</text:p>
      <text:p text:style-name="P9"/>
      <text:p text:style-name="P11">express → connexion DB <text:tab/><text:tab/> → déjà installé</text:p>
      <text:p text:style-name="P9"/>
      <text:p text:style-name="P9">npm install --save body-parser<text:tab/> →<text:span text:style-name="T3"> formulaire</text:span></text:p>
      <text:p text:style-name="P10">npm install --save passport<text:tab/> →<text:span text:style-name="T3"> <text:s/></text:span><text:span text:style-name="T5">authentification</text:span></text:p>
      <text:p text:style-name="P39"><text:span text:style-name="T5">npm install --save nodemailer <text:tab/> →</text:span><text:span text:style-name="T4"> gestion des mails*</text:span></text:p>
      <text:p text:style-name="P10"><text:span text:style-name="T5">* </text:span><text:span text:style-name="T6">désécuriser compte google</text:span></text:p>
      <text:p text:style-name="P40"><text:span text:style-name="T6">npm install --save mysql <text:tab/><text:tab/> →</text:span><text:span text:style-name="T4"> node.js driver mysql</text:span></text:p>
      <text:p text:style-name="P27">npm install --save dateformat <text:tab/> → gestion des dates</text:p>
      <text:p text:style-name="P28">npm install --save passport-local <text:s/>→ authentification user/password</text:p>
      <text:p text:style-name="P41">npm install --save query-string <text:tab/>→ req URL</text:p>
      <text:p text:style-name="P42">npm install --save url <text:tab/><text:tab/>→ résolution URL</text:p>
      <text:p text:style-name="P29"/>
      <text:p text:style-name="P41"><text:span text:style-name="T5">V</text:span><text:span text:style-name="T4">érif package,json</text:span></text:p>
      <text:p text:style-name="P30"/>
      <text:p text:style-name="P30"/>
      <text:p text:style-name="P43"><text:span text:style-name="T7">R</text:span><text:span text:style-name="T4">equire</text:span></text:p>
      <text:p text:style-name="Standard"/>
      <text:p text:style-name="P45">app.js</text:p>
      <text:h text:style-name="Heading_20_2" text:outline-level="2">Routing</text:h>
      <text:p text:style-name="Standard"/>
      <text:p text:style-name="P55">Vérification des liens</text:p>
      <text:p text:style-name="P22"><text:soft-page-break/>Formulaire <text:span text:style-name="T13">(name,etc.)</text:span></text:p>
      <text:p text:style-name="P32">router.post /contact.html</text:p>
      <text:p text:style-name="P23"><text:tab/>Colonne emailnotification de la table cyrcontact_form = 0</text:p>
      <text:p text:style-name="P23"><text:tab/>si l’email de retour (emailnotification) OK = <text:s/>emailnotification = 1</text:p>
      <text:p text:style-name="P23"/>
      <text:p text:style-name="P21">Attention au mot de passe qui ne doit pas contenir de caractères spéciaux</text:p>
      <text:p text:style-name="P54"/>
      <text:p text:style-name="P54"/>
      <text:h text:style-name="Heading_20_2" text:outline-level="2">Twig</text:h>
      <text:p text:style-name="P18">404</text:p>
      <text:p text:style-name="P19"/>
      <text:p text:style-name="P20"/>
      <text:p text:style-name="Standard"/>
      <text:h text:style-name="Heading_20_2" text:outline-level="2">DB</text:h>
      <text:p text:style-name="P13"><text:span text:style-name="T22">Encodage des tables</text:span> </text:p>
      <text:p text:style-name="P14">Connexion</text:p>
      <text:p text:style-name="P14">Pool mysql</text:p>
      <text:p text:style-name="P12">Création script sql</text:p>
      <text:p text:style-name="P12"/>
      <text:p text:style-name="P12">*<text:span text:style-name="T8">nomenclature tables → cyr+nom table</text:span></text:p>
      <text:p text:style-name="P44"/>
      <text:p text:style-name="P44"/>
      <text:h text:style-name="Heading_20_1" text:outline-level="1">B. Réaliser une partie pour l’administrateur du site</text:h>
      <text:p text:style-name="P16">1. Réaliser un système de login / logout pour l’administrateur du site.</text:p>
      <text:p text:style-name="P16"><text:tab/></text:p>
      <text:p text:style-name="P16"><text:tab/><text:span text:style-name="T15">Route</text:span></text:p>
      <text:p text:style-name="P16"><text:tab/><text:span text:style-name="T14">Connexion avec URL /login</text:span></text:p>
      <text:p text:style-name="P16"/>
      <text:p text:style-name="P16"><text:tab/><text:span text:style-name="T16">Twig</text:span></text:p>
      <text:p text:style-name="P17"><text:tab/><text:span text:style-name="T17">Formulaire de connexion <text:s/>(dossier /template/admin)</text:span></text:p>
      <text:p text:style-name="Standard"><text:span text:style-name="T20"><text:tab/></text:span><text:span text:style-name="T21">Affichage du User avec role_admin</text:span></text:p>
      <text:p text:style-name="Standard"/>
      <text:p text:style-name="P65"><text:span text:style-name="T20"><text:tab/></text:span></text:p>
      <text:p text:style-name="P16"/>
      <text:p text:style-name="P35">2. Un point de menu permettra d’accéder à une gestion de l’ensemble des formulaires de contact envoyé/non envoyé afin de pouvoir traiter l’objet des messages (demande de renseignements réservations, etc …).</text:p>
      <text:p text:style-name="P35"/>
      <text:p text:style-name="P35"><text:tab/><text:span text:style-name="T18">Création dossier views/ admin</text:span></text:p>
      <text:p text:style-name="P36"><text:tab/>Création base html</text:p>
      <text:p text:style-name="P64"/>
      <text:p text:style-name="P35"/>
      <text:p text:style-name="P35"/>
      <text:p text:style-name="P35"><text:soft-page-break/></text:p>
      <text:p text:style-name="P16"/>
      <text:p text:style-name="P16"/>
      <text:p text:style-name="P35">3. Dès que l’objet du message est traité, un second e-mail de confirmation est envoyé à l’utilisateur :</text:p>
      <text:p text:style-name="P35">« Bonjour,</text:p>
      <text:p text:style-name="P35">Nous vous remercions pour <text:s/>votre confiance, votre demande vient d’être traitée par notre équipe et aurez de nos nouvelles dans les plus brefs délais.</text:p>
      <text:p text:style-name="P35">L’équipe Coffee-cup »</text:p>
      <text:p text:style-name="P16"/>
      <text:p text:style-name="P16"/>
      <text:p text:style-name="Standard"/>
      <text:h text:style-name="Heading_20_1" text:outline-level="1">Mémento</text:h>
      <text:p text:style-name="Standard"/>
      <text:p text:style-name="P63"/>
      <text:p text:style-name="P25">config,js à nettoyer</text:p>
      <text:p text:style-name="P26">UTF8 des messages retournés après envoi du formulaire</text:p>
      <text:p text:style-name="P31"/>
      <text:p text:style-name="P31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Arial" fo:font-size="10pt" officeooo:rsid="001491f2" officeooo:paragraph-rsid="0037baf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yril Bouchez / formation backend Image Formation / oct 2016 - mar 2017 <text:s text:c="37"/>page <text:page-number text:select-page="current">2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9:55:31.424000000</meta:creation-date>
    <dc:date>2017-01-10T14:56:52.164000000</dc:date>
    <meta:editing-duration>PT9H57M51S</meta:editing-duration>
    <meta:editing-cycles>48</meta:editing-cycles>
    <meta:generator>LibreOffice/5.1.5.2$Windows_x86 LibreOffice_project/7a864d8825610a8c07cfc3bc01dd4fce6a9447e5</meta:generator>
    <meta:print-date>2017-01-05T09:24:40.672000000</meta:print-date>
    <meta:document-statistic meta:table-count="0" meta:image-count="0" meta:object-count="0" meta:page-count="4" meta:paragraph-count="80" meta:word-count="626" meta:character-count="3946" meta:non-whitespace-character-count="3341"/>
  </office:meta>
</office:document-meta>
</file>